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/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break-before="page">
        <style:tab-stops>
          <style:tab-stop style:position="3.826cm"/>
          <style:tab-stop style:position="5.311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5.11cm"/>
          <style:tab-stop style:position="7.258cm"/>
        </style:tab-stops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l" fo:country="GR" style:language-asian="el" style:country-asian="GR" style:language-complex="el" style:country-complex="GR"/>
    </style:style>
    <style:style style:name="T3" style:family="text">
      <style:text-properties style:language-asian="el" style:country-asian="GR" style:language-complex="el" style:country-complex="GR"/>
    </style:style>
    <style:style style:name="T4" style:family="text">
      <style:text-properties style:language-asian="en" style:country-asian="US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0"/>GALENI ADVERSUS LvCUM<text:line-break/>LIBELLUS.<text:bookmark-end text:name="bookmark0"/></text:h>
      <text:h text:style-name="Heading_20_2" text:outline-level="2">I.</text:h>
      <text:p text:style-name="Normal">Lyco sane ac omnibus qui adversus Hippocratem scribere<text:line-break/>voluerint vitio dandum non esu Minus etiamnum cen-<text:line-break/>fura dignos esse auguror qui quum male [productas in<text:line-break/>ipfum controversias diluere queant, utrorumque libros<text:line-break/>tanquam in Iudicio lecturi defensionem suscipiunt, ac ma-<text:line-break/>xime quum qui priusquam ab eo pronunciata didicerint<text:line-break/>ea arguere ferociunt. Qui vero patrocinatur, in senis<text:line-break/>placitis eruditus sit oportet. Itaque commentarios scripsit</text:p>
      <text:p text:style-name="P1">Lycus, quibus Hsppocratis aphorismos. explicat, fed et<text:line-break/>utrimque viri decreta depravat tum quatenus ea improbat,<text:line-break/>tum quatenus quaedam eorum quae ab ipso edicuntur<text:line-break/>laudare censet, in quibus etiam contradicere conatur. Et-<text:line-break/>enim quae ab eo laudantur, Lyci spectra, non Hippocra-<text:line-break/>tis decreta sunt, et per quae contradicit fe prodit artis<text:line-break/>Hippocraticae elementa ignorare. Cui ver e non sit ele-<text:line-break/>meutorum scientia , is multo minus artis illius aut eo-<text:line-break/>rum quae ab ipsa prodeunt syllabas noverit. Itaque si<text:line-break/>primus ego aut sulus dixissem Hippocratem censere ani-<text:line-break/>mantium corpora ex calido , frigido , humido et sicco con-<text:line-break/>stitui, quam primum fortassis verecundius Lycum accusa-<text:line-break/>rem, quod priusquam artis Hippocratis elementa perdiscat,<text:line-break/>librorum ipsius conscribere enarrationes aggrederetur. Ne-<text:line-break/>que enim eos qui contrariis decretis addicti sunt, neque<text:line-break/>qui: haud prima artis praecepta utilia cognoscunt, apho-<text:line-break/>rifmos explicare consentaneum esu . Verum quemadmodum.<text:line-break/>a puerili aetate didicimus ita rursum ipsius decreta lau-</text:p>
      <text:p text:style-name="P1">dant aut damnant. Lycus autem artis Hippocraticae adeo<text:line-break/>imperitus est, ut ego deos omnes teste. , primis perlectis<text:line-break/>ejus in aphorifmos commentariorum explanationibus, ne-<text:line-break/>quaquam me reliqui libri lecturam ferre potuisse, tantum<text:line-break/>mihi a senis sumentia aberrare risus esu At vero quum<text:line-break/>amicorum quidani rogasset me ca percipere quae hunc in<text:line-break/>aphorismum ab ipfo fcripta funt, in quo pronunciat: <text:span text:style-name="Default_20_Paragraph_20_Font"><text:span text:style-name="T1">qu</text:span></text:span>i<text:line-break/><text:span text:style-name="Default_20_Paragraph_20_Font"><text:span text:style-name="T1">crescunt cal</text:span></text:span>i<text:span text:style-name="Default_20_Paragraph_20_Font"><text:span text:style-name="T1">du</text:span></text:span>m i<text:span text:style-name="Default_20_Paragraph_20_Font"><text:span text:style-name="T1">nnatum copiosi</text:span></text:span>s<text:span text:style-name="Default_20_Paragraph_20_Font"><text:span text:style-name="T1">simum habent.</text:span></text:span> Deinde<text:line-break/>aliis etiam multis, quo illius obiectionibus responderem<text:line-break/>provocantibus , in habe disputationem coactus me contuli.</text:p>
      <text:h text:style-name="Heading_20_2" text:outline-level="2"><text:span text:style-name="Default_20_Paragraph_20_Font"><text:span text:style-name="T1">c</text:span></text:span> .tu-... H<text:tab/><text:span text:style-name="Default_20_Paragraph_20_Font"><text:span text:style-name="T1">.g .</text:span></text:span></text:h>
      <text:p text:style-name="P2">Quo vero facilius quae a Lyco dicuntur, quae a me.<text:line-break/>adversus ea dicenda fu<text:span text:style-name="Default_20_Paragraph_20_Font"><text:span text:style-name="T1">n</text:span></text:span>t percipiant nobis futuri judices<text:line-break/>pauca praefari nobis necessum erit. Calorem quidem no-<text:line-break/>bis inesse patet omnibus. Utrum autem is ex cordis et ar-<text:line-break/>terrarum motu ortum habeat, au quemadmodum ipfe mo-</text:p>
      <text:p text:style-name="P1">tus cordi innatus est; eodem quoque modo calor fit, dis-<text:line-break/>sentiunt inter fe medici. Porro quisquis scite perdiscere<text:line-break/>desiderat, cunctis animalibus ortus esse principia calidum,<text:line-break/>frigidum , siccum et humidum , is unum a me librum ha-<text:line-break/>bet conscriptum, quo Hippocratis sententiam explicamus<text:line-break/>ac demonstramus. Hic autem liber de elementis sccun-<text:line-break/>dum Hippocratem inscribitur; alii vero qui ipsum sequun-<text:line-break/>tur de temperamentis in quibus quaenam corpora libera-<text:line-break/>liorem calidi elementi portionem et quae- pauciorem for-<text:line-break/>tita sint, ostendimus, quodque ob ipsum haec natura qui-<text:line-break/>dem calidiora , illa vere frigidlora facta sint. .Nobis siqui-.<text:line-break/>dem universis calidum innatum inest elementum a primo<text:line-break/>ortu, quem tum ex femine tum ex menstruo sanguine<text:line-break/>conscquuti sumus. Hoc tamen ab invicem dissidemus,<text:line-break/>quod .aliis alii plus minus simus calidi. Enimvero hujus<text:line-break/><text:span text:style-name="Default_20_Paragraph_20_Font"><text:span text:style-name="T1">l</text:span></text:span>atitudinis quidam sunt..termini, ultra quos temperamento<text:line-break/>progredienle aut aegrotare nes aur interire necesse est.<text:line-break/>Etenim magis refrigerati or. rbis frigidis afficimur,iat extra</text:p>
      <text:p text:style-name="P1">sanitatis planum calefacti in febrem ducimur. Quin etiam<text:line-break/>febrium ipfarum nonnullae plane siccae funt, quemadmo-<text:line-break/>dum si<text:span text:style-name="Default_20_Paragraph_20_Font"><text:span text:style-name="T1">n</text:span></text:span>cere ardentes; quaedam vero summae humidae ut<text:line-break/>quae typhodes vel eludes nominantur. Quod si quis hisce<text:line-break/>vocabulis non oblectetur- aut ad rem alteram enunciatas<text:line-break/>appellationes afferre consueverit, hac ego oratione <text:span text:style-name="Default_20_Paragraph_20_Font"><text:span text:style-name="T1">t</text:span></text:span>um<text:line-break/>explicaturus, quas febres humidas esse dico. Quum a<text:line-break/>primo quidem dic aegri rudant ipsisque sudoribus aut ali-<text:line-break/>quantulum aut nullo modo levantur, has ego febres hu-<text:line-break/>midas appello ; siccas vero contra illas voco febres , in<text:line-break/>quibus vehemens urget sitis et lingua arida et cutis tau-<text:line-break/>quam dura ac ingens in univerfo corpore squalor est.<text:line-break/>Sunt et sane aliae quaedam febres quae universi corporis<text:line-break/>transpirationem ita molestam reddunt tangentibus, ut<text:line-break/>pungi morderique videantur; hocque duobus fit modis.<text:line-break/>Interdum liquidam quiddam aereum nobis siccum occursat,<text:line-break/>interdum vero humidum; veluti vapor quidam apparet.<text:line-break/>Illice ideis inter fe etiam disserunt sanorum ipsorum tem-</text:p>
      <text:p text:style-name="P1">paramenta, quae profecto intemperata esse .dicimus et<text:line-break/>naturalem ipforum intemperiem, quantum fieri possit,<text:line-break/>emendamus. Id enim pars est hygienes artis non exigua.<text:line-break/>Quae vero temperata sinat natura corpora , nihil hujus-<text:line-break/>modi produnt tangentibus. Nam adeo exquisite commode-<text:line-break/>rata sunt ut neque calor ipsis deficiat, qualia sunt feni- -<text:line-break/>bus ac refrigeratis, neque excedat, ut iis qui immodera-<text:line-break/>tius laborarunt vel diutius in aestivo Iule venati fonti<text:line-break/>At multo <text:span text:style-name="Default_20_Paragraph_20_Font"><text:span text:style-name="T1">t</text:span></text:span>ane minus mordacitatis aut molestiae horum<text:line-break/>calor est particeps. Verum perspicuitatis enunciatorum<text:line-break/>gratia nihil quidquam deterius fuerit te balneorum metui-<text:line-break/>nisse, in quibus unica quidem est nimirum temperamen-<text:line-break/>tormn species, intemperies vero multae. Una namque<text:line-break/>est balnei intemperies quum pro u <text:span text:style-name="Default_20_Paragraph_20_Font"><text:span text:style-name="T1">t</text:span></text:span>u sit frigidius. Altera<text:line-break/>si adusque illatam molestiam jam incaluerit. Tertia vero<text:line-break/>alia qua neque quod frigidius neque .quod calidius eri-<text:line-break/>stat, id damnantes, vapore repletum esse dicimus ob id-<text:line-break/>que illud improbamus. Quis enim , modo homo fit, non</text:p>
      <text:p text:style-name="P1">noverit temperatam esse aquam multoties ipsi quoque simi-<text:line-break/>litet tum aerem tum vaporem esse? Sic vero et in ipsis<text:line-break/>balneis lapis temperatus redditur, in quibus volutari.<text:line-break/>possumus, neque caloris neque frigoris exsuperantia ne-<text:line-break/>que ariditate neque humoris copia culpata. Quemadmo-<text:line-break/>dum. igitur in aqua et lapide et aere commoderatus com-<text:line-break/>peritur calor, sic et in .vapore qui quum temperatus exi-<text:line-break/>stens balneum impleverit qui lavantur, balneum quidem<text:line-break/>hujusmodi moleste ferunt ac de eo conqueruntur, non ta-<text:line-break/>men id frigidius aut calidius appellant. Quod si quid<text:line-break/>hujusmodi praeterea accesserit, duplici balneum reprehen-<text:line-break/>itone notant qui frigidum ipsum vaporeque plenum esse<text:line-break/>pronunciant, quemadmodum rursus etiam cum copioso<text:line-break/>vapore immoderate calidum. Horum itaque ne simus itu-<text:line-break/>memores, neque ab extuberante, quam nonnulli osten-<text:line-break/>terit sapientia, quae vulgo cunctis hominibus .Tun<text:span text:style-name="Default_20_Paragraph_20_Font"><text:span text:style-name="T1">c</text:span></text:span> cognita<text:line-break/>depravemus; imo quum aliquam de animali proferentem<text:line-break/>audivimus hujus quidem calorem temperatum esse; illius</text:p>
      <text:p text:style-name="P1">vero intemperatum, balneorum recordati non ad aliud<text:line-break/>quidquam cogitationem transferemus praeterquam ad id<text:line-break/>quod omnes mortales qui communes notiones servant ru-<text:line-break/>tegras quotidie, quum in aliis multis tum certe in bala<text:line-break/>n eis quorum mentionem ferimus. Balneum itaque cati-<text:line-break/>dum et frigidum esse, rurfusque vapore plenum aut sic-<text:line-break/>cum et aridum singulis his nominibus ..rem aliquam pro-<text:line-break/>priam significantes. Porro ad haec commemorata alterum<text:line-break/>quoddam balneum est fumo plenum coque nae per Jovem<text:line-break/>permultarum specierum. Alter siquidem ex lignis quer-<text:line-break/>cinis , alter vero ex ficulneis aut oleagineis ortum habet<text:line-break/>et pro unaquaque arbore alius atque alius. Verum ne<text:line-break/>hactenus his particulatim differentiis agemus, Mihi nam-<text:line-break/>que fiat est, hoc universum genus unica tum appellatione<text:line-break/>tum intelligentia comprehendere, si balnei aerem fumidum<text:line-break/>esse dixerimus nec in eo aut calorem aut frigus damne-<text:line-break/>mus aut quemadmodum etiamnum, si ita fors tulerit;<text:line-break/>utrumque accusemus, quod et calidum existat et quod</text:p>
      <text:p text:style-name="P1">fumidum. Verum missis jam balneis quae quotidie nostris<text:line-break/>in aedibus nobis accidunt, eorum quaedam ad memoriam<text:line-break/>revocanda sunt. Alias quidem aedium in quibus degimus<text:line-break/>humiditatem accusamus, alias vero immoderatum frigus<text:line-break/>aut calorem. Utrum igitur eodem modo aedium aerem<text:line-break/>in magnis sub cane ardoribus damnamus atque quum fumo<text:line-break/>repletae fuerint ? An hic quoque quemadmodum in bal-<text:line-break/>neis nonnunquam calore quidem nihil inter fe discrepant?<text:line-break/>Est autem eorum alter quidem idem sane hocce tantum<text:line-break/>aer calidus, alter vero qui adjungitur fumidus. Sub haec<text:line-break/>calidus quidem aer lacrymas nunquam evocat, fumo vero<text:line-break/>infectus etiam si modice calidus sit, eas femper excitat.<text:line-break/>Quamobrem hic liquido constat calidum mordax non quod<text:line-break/>magis calefaciat, fed re quadam alia differre. Quocirca<text:line-break/>quum flammae maximae fumo vacuae proximi stamus,<text:line-break/>saepenumero ita incalescimus, ut prope aduri provehamur.<text:line-break/>Nullus tamen mordetur nec excitatur, ut a fumo lacry-<text:line-break/>mas fundant oculi. Miremur igitur si quis in fumo et</text:p>
      <text:p text:style-name="P1">flamma differentiam percipiat, in nostris vero corporibus<text:line-break/>interdum vehementissimum calorem, qualis est flammae,<text:line-break/>interdum qualis est fumi, molestum ac mordacem perfeu-<text:line-break/>tiat. Nihil minus etiam miror, si has caloris animalium<text:line-break/>intemperaturas iis quae in balneis aut aedibus. reperiun-<text:line-break/>tur, proportione respondere non concedat. Ut ergo in<text:line-break/>aedibus alius quidem aer domus fumidae , alius vero sim-<text:line-break/>pliciter calidae, eodem modo arbitror calorem ab his di-<text:line-break/>verinm esse, in quo accensarum lucernarum multitudo<text:line-break/>sit aut facis cum fuligine. Proindeque ut fumidum alterum<text:line-break/>aerem vocamus, sic et hunc fuliginofum qui ex materii<text:line-break/>plene perusta fit. Fuligo namque ea ratione a fumo dif-<text:line-break/>fert, etiamsi utrumque flammae fit excrementum, quod<text:line-break/>fuligo quidem terreae. sit perustae. materiae exhalatio; su-<text:line-break/>mus vero neque plane perustae ; neque terreae, fed-femi-<text:line-break/>ustae et ex humida ac terrea fubilantia commixtae soboles.<text:line-break/>Quisquis igitur in Hippoeratis placitis legitime fuerit eru-<text:line-break/>ditus, is etiam didicit eam jam pro consuetudine ab om-</text:p>
      <text:p text:style-name="P4">nibns medicis appellatam insensibilem transpirationem qua<text:line-break/>difflantur corpora, aliam quidem talem esse qualis vapor<text:line-break/>est; aliam vero aeri sicco similem, aliam denique cum<text:line-break/>sensibilibus humiditatibus . excidentem, Quaedam dest-<text:line-break/>derantur. . .</text:p>
      <text:h text:style-name="Heading_20_2" text:outline-level="2">III.</text:h>
      <text:p text:style-name="P2">Haec oratio quidem est ex his quae U Uyco scripta<text:line-break/>sunt ad adstruendum nihil. alterum ab altero calorem dif-<text:line-break/>ferre, quaeque externam reprehensionem non exspectant,<text:line-break/>sed fe 1pfa destruunt. Quid enim jam .etiam ait ? calidum,<text:line-break/>qua calidum intelligitur, . nullam habet cum altero calido<text:line-break/>differentiam. Si .igitur nihil in oratione. significet, qua<text:line-break/>calidum intelligitur ,id prorsus detrahatur; si quid prae-<text:line-break/>terea significet , hoc aperte demonstrat hac quidem ratione<text:line-break/>nihil calidum .a calido differre ac fecundum quid aliud<text:line-break/>differre. Si namque .nulla ratione differat, superflue <text:span text:style-name="Default_20_Paragraph_20_Font"><text:span text:style-name="T1">qua<text:line-break/>cal</text:span></text:span>i<text:span text:style-name="Default_20_Paragraph_20_Font"><text:span text:style-name="T1">dum</text:span></text:span> additur. Quod si alia ratione differat, haec .au-</text:p>
      <text:p text:style-name="P1">tem non differat, qua in re differt, in ea differentiae per-<text:line-break/>cipiendae sunt. Quod si cerni quo modo appellatur, eo<text:line-break/>unumquodque duntaxat consideretur, rerum omnium dif-<text:line-break/>ferentias evertes. Animal .quatenus animal intelligitur,<text:line-break/>nihilo ab altero animali differt. Planta quatenus planta<text:line-break/>percipitur, ab altera. planta nihilo differi. Arbor quate-<text:line-break/>nus arbor menta deprehenditur, nihil ab altera dissidet<text:line-break/>arbore. Num ergo minimae fiant animalis differentiae<text:line-break/>volatile, pedestre, natatile, aquatile,. terrestre et aereum,<text:line-break/>aut mortale et immortale aut rationale et irrationale aut<text:line-break/>domesticum et silvestre aut timidum et audax aut aliae<text:line-break/>quas scimus singulae? Quid longiori oratione opus est?<text:line-break/>Sic plantarum alia. quidem arbor est, alia frutex, alsa<text:line-break/>spina, alia herba, alia fubfrutex? An potius quum .em-<text:line-break/>nia animalia quatenus animalia deprehenduntur, nullam<text:line-break/>habeant differentiam,: attamen has universas quas receu-<text:line-break/>fui ac praeter eas non paucas esse animalis differentias<text:line-break/>vere quis affirmaverit ? Isa vero et de plantis ; non enim<text:line-break/>planta a planta differt, quod haec quidem inter alias sit</text:p>
      <text:p text:style-name="P1">rationalis, illa vero irrationalis ; neque quod volatilis sit<text:line-break/>aut pedestris; neque ulla demum aliarum pronunciaturum<text:line-break/>differentia, quemadmodum neque. animal ab animali. d issi-<text:line-break/>det, quod hoc quidem frutex sit, illud vero spina, aliud<text:line-break/>vero arbor, aliud herba, hoc fussrutex, illud cedrus.<text:line-break/>Verum hoc in plantarum genere hujusmodi <text:span text:style-name="Default_20_Paragraph_20_Font"><text:span text:style-name="T1">t</text:span></text:span>ectio est.<text:line-break/>Quin etiam Lycus permultas scribit- morborum disseren-<text:line-break/>tias, etiamsi morbus, qua morbus est, a morbo nihilo<text:line-break/>differat; quemadmodum neque symptoma a symptomata,<text:line-break/>quatenus symptoma est. Horum tamen differentias scri-<text:line-break/>here contendit Lycus , .sicuti pleuritidis .singulorumque<text:line-break/>aliorum morborum. At vero pleuritis a pleuritide, qua-<text:line-break/>tenus pleuritis est, nulla re differt, verumtamen .quae-<text:line-break/>dam adusque claviculam permeantem dolorem habet, quae- .<text:line-break/>dant vero ad hypochondrium. Sic et inter pleuritides<text:line-break/>cum colorato sputo est altera, altera vero huic contraria,<text:line-break/>quae a nonnullis sputo vacua vocatur, aliaeque multae<text:line-break/>sunt differentiae, quibus etiam curationem immutari con-</text:p>
      <text:p text:style-name="P1">tingit. Quin immo: et has et febrium ipsarum differentias<text:line-break/>nos edocere Lycus nititur. Quamquam vero sive illis ob<text:line-break/>caloris exsuperantiam sive ob qualitatis mordacitatem or- ,<text:line-break/>tus est, febris tamen cum febre , qua febris est , nulla<text:line-break/>constituitur differentia. Quapropter ineruditam adeo ra-<text:line-break/>fionem perquirit Lycus, ut non sentiat <text:span text:style-name="Default_20_Paragraph_20_Font"><text:span text:style-name="T1">t</text:span></text:span>e artes universas<text:line-break/>evertere. In differentiarum siquidem rei cuiuscunque<text:line-break/>cognitione artes .cousiituuntur , idque Plato in Philebd<text:line-break/>statim initio libri. copio<text:span text:style-name="Default_20_Paragraph_20_Font"><text:span text:style-name="T1">t</text:span></text:span>e. disseruit ipsiusque sententiam<text:line-break/>Aristoteles, Theophrastus, Chrysippus et Mnesitheus fervat.<text:line-break/>runt; ac nullus est qui in .opere de arte eandem non ha-<text:line-break/>buerit orationem. At verba prima Platonis de- artium<text:line-break/>constitutione prodita sunt hujusmodi. S<text:span text:style-name="Default_20_Paragraph_20_Font"><text:span text:style-name="T1">ocrates</text:span></text:span>. Nox pro-<text:line-break/>fecto. nobis una est quae- ore prodit ac insumta rursus<text:line-break/>multitudine tum omnium tum unius cujusque. <text:span text:style-name="Default_20_Paragraph_20_Font"><text:span text:style-name="T1">pro</text:span></text:span>t<text:span text:style-name="Default_20_Paragraph_20_Font"><text:span text:style-name="T1">drchu</text:span></text:span>s.<text:line-break/>Quidni ? <text:span text:style-name="Default_20_Paragraph_20_Font"><text:span text:style-name="T1">socra</text:span></text:span>tas. Atque horum neutro sapientes firmus,.<text:line-break/>neque. quod. infinitum illius sinamus , neque quod unum;<text:line-break/>rest et quot et qualia ea sint noverimus, hoc est quod</text:p>
      <text:p text:style-name="P1">nostrum unumquemque grammaticum efficiat. <text:span text:style-name="Default_20_Paragraph_20_Font"><text:span text:style-name="T1">pr</text:span></text:span>o<text:span text:style-name="Default_20_Paragraph_20_Font"><text:span text:style-name="T1">tarchu</text:span></text:span>s.<text:line-break/>Verissima. <text:span text:style-name="Default_20_Paragraph_20_Font"><text:span text:style-name="T1">s</text:span></text:span>o<text:span text:style-name="Default_20_Paragraph_20_Font"><text:span text:style-name="T1">crat</text:span></text:span>as. Atque jam etiam quod musicum effi-<text:line-break/>cere contingat, hoc ipfum est. P<text:span text:style-name="Default_20_Paragraph_20_Font"><text:span text:style-name="T1">rotarchu</text:span></text:span>s. Quomodo?<text:line-break/><text:span text:style-name="Default_20_Paragraph_20_Font"><text:span text:style-name="T1">socrat</text:span></text:span>as. vox quidem et quoad illam artem spectat , in<text:line-break/>ca una esu <text:span text:style-name="Default_20_Paragraph_20_Font"><text:span text:style-name="T1">protarchu</text:span></text:span>s. Quidni? S<text:span text:style-name="Default_20_Paragraph_20_Font"><text:span text:style-name="T1">ocrate</text:span></text:span>s. Ponamus au-<text:line-break/>tem duo , grave et acutum , ac tertium aequitonum au<text:span text:style-name="Default_20_Paragraph_20_Font"><text:span text:style-name="T1">t.<text:line-break/></text:span></text:span>quomodo? <text:span text:style-name="Default_20_Paragraph_20_Font"><text:span text:style-name="T1">protarchu</text:span></text:span>s. Ita. <text:span text:style-name="Default_20_Paragraph_20_Font"><text:span text:style-name="T1">socrat</text:span></text:span>as. Nondum tamen<text:line-break/>musicae peritus fueris , si haec stola noveris. Nisi noveris,<text:line-break/>ut certo verbo dicam, ad haec nullius pretii futurus es.<text:line-break/><text:span text:style-name="Default_20_Paragraph_20_Font"><text:span text:style-name="T1">pro</text:span></text:span>t<text:span text:style-name="Default_20_Paragraph_20_Font"><text:span text:style-name="T1">archu</text:span></text:span>s. Non sane. <text:span text:style-name="Default_20_Paragraph_20_Font"><text:span text:style-name="T1">socratas</text:span></text:span>. Verum, o amice, quum<text:line-break/>vocum intervalla perceperis, quot sint numero, quod ad<text:line-break/>acuti et gravis toniorationes spectat et qualia necnon in-<text:line-break/>tervallorum terminos et quaecunque coagmentationes ex<text:line-break/>his factae fuerint, quae qui ante nos fuere quum penspe-<text:line-break/>xissient, nobis posteris. fuis illos <text:span text:style-name="Default_20_Paragraph_20_Font"><text:span text:style-name="T1">t</text:span></text:span>equutis tradiderunt ipsa-<text:line-break/>que harmonias appellari voluerunt, At rursum in corpo-<text:line-break/>ris motionibus alias hujusmodi inesse ac fieri affectiones<text:line-break/>docuerunt, quas numeris demen<text:span text:style-name="Default_20_Paragraph_20_Font"><text:span text:style-name="T1">t</text:span></text:span>as ipsas rythmos ac metra</text:p>
      <text:p text:style-name="P1">nominari voluerunt simnlque instituerunt ut de quocun-<text:line-break/>que uno et multis eandem rationem iniri mus. Quum<text:line-break/>enim ita haec ipsa perceperis, tunc sapiens evasisti, quum-<text:line-break/><text:span text:style-name="Default_20_Paragraph_20_Font"><text:span text:style-name="T1">q</text:span></text:span>ue aliud quidquam eorum quae ad res hujusmodi pertsa<text:line-break/>nent, hoc modo consideraveris, ita in silis prudens quo-<text:line-break/><text:span text:style-name="Default_20_Paragraph_20_Font"><text:span text:style-name="T1">q</text:span></text:span>ue evadis. At sane quidem mentis auditoribus satis haec<text:line-break/>faerat ex Plutone audisse pro artium universarum con-<text:line-break/>stitutionis indicatione. .Non enisu datur aliquem rei unius<text:line-break/>artificem evadere, nisi ipsius differentias calluerit Verum<text:line-break/>non abs re fuerit, quemadmodum ipse Plato non sola ora-<text:line-break/>tionis summa contentus perspicuitatis gratia grammaticae<text:line-break/>ac musices exempta addidit, sic nos quoque unum rursus<text:line-break/>exemplum artis pictoriae adjicere oportet; sed cui subjecta<text:line-break/>colorum materia sit. Jus enim hic est dicendi <text:span text:style-name="Default_20_Paragraph_20_Font"><text:span text:style-name="T2">Οο</text:span></text:span><text:span text:style-name="Default_20_Paragraph_20_Font"><text:span text:style-name="T3"> </text:span></text:span>I or e m a<text:line-break/>coIoFe qua color est nihilo differre, proindeque universas<text:line-break/>eorum differentias tollendas esse; quod sane etiam Plato<text:line-break/>ipse in Philebo per initia declaravit. So<text:span text:style-name="Default_20_Paragraph_20_Font"><text:span text:style-name="T1">c</text:span></text:span>rati siquidem<text:line-break/>V<text:span text:style-name="Default_20_Paragraph_20_Font"><text:span text:style-name="T1">o</text:span></text:span>luptates distinguenti, qui eum alloquebatur, quum iplas</text:p>
      <text:p text:style-name="P1">voluptates omnes inter fe discrepare non concederet, qua-<text:line-break/>tenus voluptates sunt , illasque simillimas esse diceret ; at .<text:line-break/>illi lusce verbis occurrit Socrates. Etenim color, o di-<text:line-break/>vine, a colore nihil hac ipsis ratione differt, -quatenus<text:line-break/>colon omnino- est; at nigrum colorem omnes novimus,<text:line-break/>praeterquam quod ab albo differat., esse quoque illi m a-<text:line-break/>xime contrarium. Quin etiam figura quidem cum. alia<text:line-break/>figura fecundum idem genere plane unum est;- ipsius ta-<text:line-break/>men partes cum partibus collatae, partim aliae aliis tua-<text:line-break/>ximis fiunt contrariae, partim infinitus quadam differentia<text:line-break/>inter <text:span text:style-name="Default_20_Paragraph_20_Font"><text:span text:style-name="T1">t</text:span></text:span>e dissident et res plerasque hoc. modo comparatas<text:line-break/>comperiemus. Quare noli fidem adhibere huic ^rationi<text:line-break/>quae efficit res inter fe contrarias unum esse. Ipsa qur-<text:line-break/>dem sit de .coloribus ac figuris oratio ; quae vero de vo-<text:line-break/>luptatibus haec est. Voluptate quidem affici dicimus in-<text:line-break/>temperantem, tempera<text:span text:style-name="Default_20_Paragraph_20_Font"><text:span text:style-name="T1">n</text:span></text:span>tem quoque voluptate affici hoc<text:line-break/>ipso quod temperanter agat. Et vero etiamnum voluptate<text:line-break/>oblectari dicimus insanientem; ac insanis opinionibus sue-<text:line-break/>que scatentem. Sed et prudenter agentem eo ipfo quod<text:line-break/>prudenter agat voluptatem percipere. Atque si quis has</text:p>
      <text:p text:style-name="P1">utrasque voluptates inter fe esse similes affirmant, num<text:line-break/>merito insanus declarabitur? Quemadmodum autem vo-<text:line-break/>luptatum differentias .hac quidem in oratione paucis Plato<text:line-break/>demonstravit, plenius vero eas per uuiverinm: librum ex-<text:line-break/>posuit, sic artium duobus in libris, Sophista et .Politico,<text:line-break/>differentias explicuit.. Num igiturfcientiarum et volupta-.<text:line-break/>tum differentiae nullae sunt, ut et colorum et figurarum<text:line-break/>quique vocibus insunt tonorum. Eodem vero modo et<text:line-break/>aetatum, .tempestatum anni , regionum , morborum cetero-<text:line-break/>rumque omnium. An vero solis calidis nullae omnino<text:line-break/>sunt aut haec ab hominibus cognofci .nequeunt.? Attamen<text:line-break/>haec Lyci ratio, ut ipse quidem arbitratur; sed revera<text:line-break/>etiam rerum aliarum omnium differentias^ tollit; si ipsius<text:line-break/>rationis vires eodem modo portendi queant. Etenim ea-<text:line-break/>demfane de humidis ipsis deinceps dicam, haec nimirum<text:line-break/>inter se, quatenus humida sunt, non differre. At vero<text:line-break/>errorum ipsius maximus est, quod artes etiam universas in</text:p>
      <text:p text:style-name="P1">specierum differentiis suam constitutionem con sequo tas<text:line-break/>evertat. Ac certe Plato quum summatim prius de artium<text:line-break/>constitutione disseruisset, exempto rationem operum dum<text:line-break/>demonstravit quomodo cognitis vocum differentiis ars gram-<text:line-break/>matica constituta sit. At Lyci ratio tum hanc nimirum<text:line-break/>artem tum peraeque musicam et ceteras omnes tollit, dum<text:line-break/>vocis hujus, quatenus hoc aliquid intelligitur , unicam<text:line-break/>censet esse differentiam. Intuere igitur, quomodo Lyci<text:line-break/>ratio primum eam quae in literis versatur artem, deinde<text:line-break/>etiam ceteras omnes evertat. Fieri non posse aut per-<text:line-break/>arduum esse mihi videtur, vocem hanc, quatenus intesto-<text:line-break/>gitur, consideranti cum altera voce secundum ipsam pto-<text:line-break/>nunciationem dico , differentiam habere proprietate qua-<text:line-break/>dam immutantem, qualitate videlicet quae in pronuncia-<text:line-break/>tione ponitur. Haec ratio prorsus ipsa est quae per initia<text:line-break/>orationis scripta legitur, iisque ipsis illius verbis omnibus<text:line-break/>absolvitur, unico solo nomine calidi in vocis vocabuIuaa</text:p>
      <text:p text:style-name="P5">mutato. Quare si illa ratio valeat, haec quoque valeat.<text:line-break/>Sed haec prosectu valida non est , illa proinde invalida.<text:line-break/>Nisi forte qui Lyci sententiis annuunt arbitrentur <text:span text:style-name="Default_20_Paragraph_20_Font"><text:span text:style-name="T2">ε</text:span></text:span><text:span text:style-name="Default_20_Paragraph_20_Font"><text:span text:style-name="T3"> </text:span></text:span>vo-<text:line-break/>cem ab o alteram <text:span text:style-name="Default_20_Paragraph_20_Font"><text:span text:style-name="T1">n</text:span></text:span>eque esse, neque o ab <text:span text:style-name="Default_20_Paragraph_20_Font"><text:span text:style-name="T2">ω</text:span></text:span><text:span text:style-name="Default_20_Paragraph_20_Font"><text:span text:style-name="T3"> </text:span></text:span>differre.<text:line-break/>Quod si has quoque inter se diversas esse concesserimus et</text:p>
      <text:p text:style-name="Normal">praeterea tum <text:span text:style-name="Default_20_Paragraph_20_Font"><text:span text:style-name="T2">α</text:span></text:span><text:span text:style-name="Default_20_Paragraph_20_Font"><text:span text:style-name="T3"> </text:span></text:span>tum <text:span text:style-name="Default_20_Paragraph_20_Font"><text:span text:style-name="T2">ι</text:span></text:span><text:span text:style-name="Default_20_Paragraph_20_Font"><text:span text:style-name="T3"> </text:span></text:span>.tum <text:span text:style-name="Default_20_Paragraph_20_Font"><text:span text:style-name="T1">v</text:span></text:span> ac ceteras omnes literas,<text:line-break/>hae quidem erunt . viginti quatuor. Quae vero ars ipsa-<text:line-break/>tum novit differentias, grammatica est, quemadmodum et<text:line-break/>musica leas novit quae inter voces acutas et graves sunt<text:line-break/>differentias, etiamsi has ursulo minus Lyci tollat ratio.<text:line-break/>Vox enim a voce, qua vox est, nihil differt; quum tamen<text:line-break/>mediae chordae <text:span text:style-name="Default_20_Paragraph_20_Font"><text:span text:style-name="T1">t</text:span></text:span>onus lichani chordae mediarum tono<text:line-break/>acutior sit , gravior vero parameses tono. At <text:span text:style-name="Default_20_Paragraph_20_Font"><text:span text:style-name="T1">t</text:span></text:span>urium in-<text:line-break/>ter istas lichani tonus peri pati to<text:span text:style-name="Default_20_Paragraph_20_Font"><text:span text:style-name="T1">n</text:span></text:span>o mediarum acutior est;<text:line-break/>parameses vero tonus semitonio tertiae divisarum gravior.<text:line-break/>His etiam tum acutiores tum graviores, atque his alii<text:line-break/>deinceps, quousque ad acutissimum omnium gravissimum-</text:p>
      <text:p text:style-name="P3">mutato. Quare si ilia ratio valeat, haec quoque valeat.<text:line-break/>Sed haec profecto valida non est, illa proinde invalida.<text:line-break/>Nisi sorte qui Lyci sententiis annuunt arbitrentur <text:span text:style-name="Default_20_Paragraph_20_Font"><text:span text:style-name="T2">ε</text:span></text:span><text:span text:style-name="Default_20_Paragraph_20_Font"><text:span text:style-name="T3"> </text:span></text:span>vo-<text:line-break/>cem ab o alteram neque esse, neque <text:span text:style-name="Default_20_Paragraph_20_Font"><text:span text:style-name="T1">o</text:span></text:span> ab <text:span text:style-name="Default_20_Paragraph_20_Font"><text:span text:style-name="T2">ω</text:span></text:span><text:span text:style-name="Default_20_Paragraph_20_Font"><text:span text:style-name="T3"> </text:span></text:span>differre.<text:line-break/>Quod si has quoque inter se diversas esse concesserimus et<text:line-break/>praeterea tum a tum <text:span text:style-name="Default_20_Paragraph_20_Font"><text:span text:style-name="T2">ι</text:span></text:span><text:span text:style-name="Default_20_Paragraph_20_Font"><text:span text:style-name="T3"> </text:span></text:span>tum <text:span text:style-name="Default_20_Paragraph_20_Font"><text:span text:style-name="T2">υ</text:span></text:span><text:span text:style-name="Default_20_Paragraph_20_Font"><text:span text:style-name="T3"> </text:span></text:span>ac ceteras omnes literas,<text:line-break/>hae quidem erunt viginti quat<text:span text:style-name="Default_20_Paragraph_20_Font"><text:span text:style-name="T1">u</text:span></text:span>or. Quae vero ars ipsa-<text:line-break/>rum novit differentias, grammatica est, quemadmodum et<text:line-break/>musica eas novit quae inter voces ac<text:span text:style-name="Default_20_Paragraph_20_Font"><text:span text:style-name="T1">u</text:span></text:span>tas et graves sunt<text:line-break/>differentias, etiamsi has nihilo minus Lyci toIIat ratio.<text:line-break/>Vox enim a voce, qua vox est, nihil differt; quum tamen<text:line-break/>mediae chordae sonus lichani chordae mediarum tono<text:line-break/>acutior Iit , gravior vero p a tam e fes tono. At rursum in-<text:line-break/>ter istas lichani tonus peripatitquo mediarum acutior est;<text:line-break/>paramefes vero tonus semitonio tertiae divisarum gravior.<text:line-break/>Ilis etiam tum acutiores tum graviores, atque Ilis alii<text:line-break/>deinceps, quousque ad acutissimum omnium gravissimum-</text:p>
      <text:p text:style-name="P1">que sonum perveniamus. Verum maxime admirabilis Ly-<text:line-break/>cuo-.non animadvertit se haec omnia hisce verbis evertere :<text:line-break/><text:span text:style-name="Default_20_Paragraph_20_Font"><text:span text:style-name="T1">impossibile ac perarduum esse mihi videtur calidum h</text:span></text:span>a<text:span text:style-name="Default_20_Paragraph_20_Font"><text:span text:style-name="T1">c<text:line-break/>ratione consideranti qua intelligitur ipsa etiam calesac</text:span></text:span>t<text:span text:style-name="Default_20_Paragraph_20_Font"><text:span text:style-name="T1">i</text:span></text:span>o<text:span text:style-name="Default_20_Paragraph_20_Font"><text:span text:style-name="T1">ne<text:line-break/>cum altero etiamnum diversitatem habere. </text:span></text:span>Praeclarum est,<text:line-break/>si quis colorem a colose, qua coIor est, non differre di—<text:line-break/>ceus, pictoriam artem e medio toIlat, quae rubrum , al-<text:line-break/>bum, nigrum, flavum et hujusmodi quoscunque ceteros<text:line-break/>colores s<text:span text:style-name="Default_20_Paragraph_20_Font"><text:span text:style-name="T1">u</text:span></text:span>bjecit oculis. Enimvero quae ipsius est de colo-<text:line-break/>ribus ratio, quam quae de calido enunciatur, longe pro-<text:line-break/>babiIior est. Calidum siquidem a calido discrepare dici—<text:line-break/>mus, non tamen alterum alteri prorsus contrarium e I se.<text:line-break/>Colorem vero a colore non differre dumtaxat, verum<text:line-break/>etiam natura albo nigrum maxime contrarium elFe pro-<text:line-break/>nunciamus.</text:p>
      <text:h text:style-name="P7" text:outline-level="2"><text:bookmark-start text:name="bookmark2"/>IV.<text:bookmark-end text:name="bookmark2"/></text:h>
      <text:p text:style-name="P2">Qua etiam ratione, dicet Lycus, fieri potest ut color,<text:line-break/><text:span text:style-name="Default_20_Paragraph_20_Font"><text:span text:style-name="T1">q</text:span></text:span>uu color intelligitur, colori sit contrarius? At veritatem<text:line-break/><text:span text:style-name="Default_20_Paragraph_20_Font"><text:span text:style-name="T1">q</text:span></text:span>uilem per deos proselfurus est arbitratus colorem, quan-<text:line-break/>tun ad coIorem spectat, alterum ab altero nihiIo differre.<text:line-break/>rer.lm quemadmodum id verum est, sic et illud aIbum<text:line-break/>vtdeicet a nigro non solum diversum esse, sed etiam<text:line-break/>tantopere dissidere, ut lili sit contrarium. Quo pacto<text:line-break/>etiau fieri potest, dicent fortassis qui Lyco primas tri-<text:line-break/>buunt, ut simul rea eadem sit, simul quoque maxime<text:line-break/>contrusa. Qua ratione nigro album et contrarium et idem<text:line-break/>dabilu ? Quibus quiddam tanti momenti respondemus,<text:line-break/>ut, i non detur album nigro simul et contrarium et<text:line-break/>simul idem este, eorum alterutrum eligant. Nam Plato,<text:line-break/>quemdmodum sane et Aristoteles et Theophrastus , fieri<text:line-break/>posse lxistimat, quum alterum alteri idem sit genere, tan-<text:line-break/>tam t.men in specsa differentiam habere , ut ei maxime<text:line-break/>contrsium existat. Quod si utramque rationem veram</text:p>
      <text:p text:style-name="P1">mis dialectices rudimentis ineruditus rationem quaerit?<text:line-break/>Quis homo Graecus est .medicus,. grammaticus, rhetor,<text:line-break/>philosophus aut denique quivis alius rationes scrutaturus<text:line-break/>Platonis Pbilebum <text:span text:style-name="Default_20_Paragraph_20_Font"><text:span text:style-name="T1">d</text:span></text:span>oti legerit? -Sed quid Phileburn pro-<text:line-break/>fero? Non enim in boe fele alibro propositam rationem<text:line-break/>docuit Plato, verum etiam aliis in multis meminit, quo-<text:line-break/>rum anum saltem oportebat admirabilem I.ycuin legisse,<text:line-break/>qui scientificas rationesfcrutabaturi .Turpe siquidem est<text:line-break/>eum qui Ilippocratem arguere contendit rationesque con-<text:line-break/>eludentes disquirit, pron<text:span text:style-name="Default_20_Paragraph_20_Font"><text:span text:style-name="T1">e</text:span></text:span> censet, illa minime rideri didi-<text:line-break/>cisse quae prima inter philosophos tractantur. verum per<text:line-break/>Iovem, admirandum ipsius de humidis exemplum esta<text:line-break/>Etenim hoc vult—ea nihil inter se differre, qua omnia<text:line-break/>sunt humida, qua tamen haec acida, alia acerba , alia<text:line-break/>falsa, alia. dulcia, hac ratione differre. In his vero rpfe<text:line-break/>fe ipsum non- obaudit. Quum enim qua humida differunt<text:line-break/>profert, arbitratur nullam ipsis inesse differentiam com-<text:line-break/>probasse, imo frustra Hippocratenr differentiam attulisse,</text:p>
      <text:p text:style-name="P1">frustra quoque Theophrastum (integrum de succo opus<text:line-break/>conscripsisse. Quamquam vero id ipsum. nomen <text:span text:style-name="Default_20_Paragraph_20_Font"><text:span text:style-name="T1">succus<text:line-break/></text:span></text:span>aliquam humidi: differentiampraese fert, nihilo minus<text:line-break/>etiam quaedam est humidi differentia, quae. rutilus in alias<text:line-break/>differentias secari .consuevit. Num admirationis est Lycum<text:line-break/>ad tantam imperitiam appulisse,. ut auguratur adstrtugen-<text:line-break/>tem aceto inesse qualitatem talemque adrasus Hippocra-<text:line-break/>tem aulum esse controversiam scriptis objicere? Haec<text:line-break/>enim ita dilucida tum Dioscorides Anaxarbeus novit, tum<text:line-break/>ceteri omnes qui de materia medica commentarios seri-<text:line-break/>psere, in quibus alia quidem salsa nominant, alia salsu-<text:line-break/>ginosa, alia amara, alia dulcia, alia austera, alia acerba,<text:line-break/>alia adstringentia, alia acria; alia acida. At erniuentissi—<text:line-break/>mus Lycus aut acidam qualitatem ab adstringente disere-<text:line-break/>pausem plane non agnoscit .aut depravate est gustu , qui<text:line-break/>nullas prorsus .saporum differentias percipit. Videtur enim<text:line-break/>in pyri , mespili , mali et cydonii , ita et aceti sapor de-<text:line-break/>prehendi, quum tamen cuncti homines poma nonnulla</text:p>
      <text:p text:style-name="P1">acida vocitent, nonnulla styptica, alia dulcia, quemadmo-<text:line-break/>dum arbitror et mala punica tum acida- tum styptica .tum<text:line-break/>dulcia. At vinorum- quidem; quatenus virtus avitis et<text:line-break/>adstrictio ab acore secernitur, generosa certe sunt styptica.<text:line-break/>Acidum secundum naturam nullum esu Imo ss paucum<text:line-break/>ipsis etiam hujusmodi qualitatis acidae accesserit, in ace-<text:line-break/>tum eorum mutationem. fore quam primum suspicamur^ Ita-<text:line-break/>que fortassis Lycus neque oxylapathum , neque oxalidem<text:line-break/>a lapatho et lactuca novit discernere;- quibus adstringe,:-<text:line-break/>tis quidem facultatis ne minimum quidem est, acidae vero<text:line-break/>ambo plurimum participant.. Mirum profecto, si haec ab<text:line-break/>acida qualitate denominata sint nec ejus quidquam acetum<text:line-break/>ipsum participet. -Jam vero qui ne communes quidem<text:line-break/><text:span text:style-name="Default_20_Paragraph_20_Font"><text:span text:style-name="T1">t</text:span></text:span>ensus integros servat Lycus Hippocratem audet accusare.<text:line-break/>Praeterea de saporum numero quaestionem novit. Adhoc<text:line-break/>enim, ut videtur, sapor physicorum a sapore, quatenus<text:line-break/>sapor est, nihil differt. Quare ex eo libenter audirem,<text:line-break/>cujusnam rei sint hujusmodi differentiae, dulcis, acidus,</text:p>
      <text:p text:style-name="P1">acris, amatus r salsngineus, falsus, acerbus , austerus, ad-<text:line-break/>stringens, pinguis. Nisi enim - hae saporum sint difleren-<text:line-break/>tiae,: fortassis erunt aut vocum aut colorum. aut odorum<text:line-break/>aut tactu in cognitionem Veniunt, Nuo .praeter ecsalium<text:line-break/>fensnm non habemus, sest universi quinque sunt inaequa-<text:line-break/>les gustus, auditus, vi<text:span text:style-name="Default_20_Paragraph_20_Font"><text:span text:style-name="T1">t</text:span></text:span>us, odoratus et tactus. Quemad-<text:line-break/>modum autem sensilium . alia aliis dignoscimus, sic et gustu<text:line-break/>sapores. At- vero utiq humidis multae funt differentiae,<text:line-break/>sic et in sensibus,. etiam si quatenus funt <text:span text:style-name="Default_20_Paragraph_20_Font"><text:span text:style-name="T1">t</text:span></text:span>ensus non diffe-<text:line-break/>rant. Verum in dialecticis maxime versatus. Lycns dicere<text:line-break/>nos non permittit , neque praedictas esse. in. saporibus<text:line-break/>differentias, <text:span text:style-name="Default_20_Paragraph_20_Font"><text:span text:style-name="T4">neque.su </text:span></text:span>sensibus, quas omnes agnoscimus,<text:line-break/>neque in coloribus, album, nigrum, fuscum, flavum, ful-<text:line-break/>vum, rubrum, puniceum., caeruleum, . Neque enim color<text:line-break/>a colore, qua enlor est, disserti lnfaniunt ergo medici<text:line-break/>omnes et philosophi, qui praedictas colorum differentias<text:line-break/>esse arbitrantur, saporum vero acidum, amarum, acrem<text:line-break/>et quoscunque alios paule ante commemoratos, quemad-</text:p>
      <text:p text:style-name="P1">modum et ipfiorum fenfuum. rieque enim color a colore,<text:line-break/>qua color est discrepat, ut neque a sensu sensus, neque<text:line-break/>sapor a fapore; quemadmodum neque febris a febre disi.<text:line-break/>fert, --quod a calido calidum non dissideat..,, Itaque medici<text:line-break/>desipiunt, qui multas subrium differentias scripserunt, ar-<text:line-break/>dentem, lipyriam , epialam, typhodem , pestilentem, he-<text:line-break/>mitritaeam, quotidianam, tertianam, quartanam. Imo et.<text:line-break/>ipsie Lycus alibi febrium, ut et aliarum rerum prope<text:line-break/>omnium, differentias scriptis mandarit.</text:p>
      <text:h text:style-name="Heading_20_2" text:outline-level="2">v</text:h>
      <text:p text:style-name="P2">Quid igitur ipsi mentem obvolvit, qui nunc res alias<text:line-break/>singulas in proprias fecere differentias oblitus est, quique<text:line-break/>etiam in igne ex paleis succenso, prout iis uti consuetum<text:line-break/>est, qui aurum elaborant, nullam esse differentiam existi-<text:line-break/>mat ab eo qui ex alia materia accenditur? Neque enim<text:line-break/>ignis ab igne, quatenus ignis est, sied majoris minorisque</text:p>
      <text:p text:style-name="P1">ratione differt: vehementem enim ignem aliquem et im-<text:line-break/>berillum esse leonceditur ; igneum vero ex paleis facee n-<text:line-break/><text:span text:style-name="Default_20_Paragraph_20_Font"><text:span text:style-name="T1">t</text:span></text:span>um imbecillum lesse ratus eum ad aurum elaborandum<text:line-break/>ait maxime idoneum esse. Ipfum namque liquefieri ac<text:line-break/>dissuere oportetj - si- vehementiori flammae admoveatur.<text:line-break/>Sed o praeclarissime Lyce quisquam auguror, ipsum inter-..<text:line-break/>pulsaverit, si physicos philosophos , qu<text:span text:style-name="Default_20_Paragraph_20_Font"><text:span text:style-name="T1">o</text:span></text:span>modo flammae pro-<text:line-break/>creentur, disserentes audivisses, eorum mea quidem sen-<text:line-break/>tentia differentias intellexisses. - Quare ego verbis quam<text:line-break/>potero brevissimis concidere - non parvam de iis quaestio—<text:line-break/>nem tini <text:span text:style-name="Default_20_Paragraph_20_Font"><text:span text:style-name="T1">t</text:span></text:span>um explicaturus. Cernis, opinor; dum uritur<text:line-break/>materia, quandam evaporationem in separatis ab invicem<text:line-break/>partibus excitatam , ui uter quas medius quidam aer rnter-<text:line-break/>cipitur, qui <text:span text:style-name="Default_20_Paragraph_20_Font"><text:span text:style-name="T1">t</text:span></text:span>ane necessario calefit, maximam tamen pro<text:line-break/>majoris et minoris ratione differentiam consequitur. Sed<text:line-break/>et corporum quae efferuntur interstitia flammis omnibus<text:line-break/>aequalia non sunt , quemadmodum neque ipsius exhalatio-<text:line-break/>nis natura , sid tum magnitudine tum pravitate inter <text:span text:style-name="Default_20_Paragraph_20_Font"><text:span text:style-name="T1">t</text:span></text:span>e</text:p>
      <text:p text:style-name="P1">differunt, quae ex accensa materia evehuntur particulae,<text:line-break/>tum etiam densitate tum raritate; quodque^ hae quidem<text:line-break/>semiustae sint, illae vero protius adustae, aut denique quod<text:line-break/>hae magis, illae minus accendantur. Quum igitur hae<text:line-break/>tantam differentiam obtinere conspiciantur tum vero qui<text:line-break/>eas excepit aer , interdum magis , interdum etiam minus<text:line-break/>ab ipsis excalefiat, arbitror quam plurimam diversitatem,<text:line-break/>neque paucas flammarum necessario esse differentias. Mix-<text:line-break/>tinnis enim inaequalitas differentiarum multitudinem efficit.</text:p>
      <text:h text:style-name="Heading_20_2" text:outline-level="2">.VI.</text:h>
      <text:p text:style-name="P2">Quemadmodum autem quae de igne imperite a Lyco<text:line-break/>pronunciata sunt, ad eundem quoque modum opinor, po-<text:line-break/>steaquam trifariam protulit copiosum calidum accipi, unum-<text:line-break/>quodque . significatum enarrat. Aliud enim copiosum cati-<text:line-break/>dum fecundum substantiam dicit intelligi ; aliud vero fe-<text:line-break/>cundum qualitatis intensionem, aliud denique fecundum</text:p>
      <text:p text:style-name="P1">propriae^ actionis robur. Verum neque fecundum substan-<text:line-break/>riam iis qui crescunt copiosum calorem esse, in exigua<text:line-break/>scilicet corporis mole, neque fecundum qualitatis rncre-<text:line-break/>mentum: non enim in vigentibus calidior apparet; calo-<text:line-break/>rem tamen in propriarum functionum robore iis qui cre-<text:line-break/>fcunt excedere concedit, sed non proprie dici. Porro<text:line-break/>ipsius oratio qua haec explicat amplissima esu. Verum ego<text:line-break/>ut in superioribus scriptis egi , sic et <text:span text:style-name="Default_20_Paragraph_20_Font"><text:span text:style-name="T1">n</text:span></text:span>unc acturus videor.<text:line-break/>Quum enim longissima esset illius oratio , non universam<text:line-break/>descripsi; <text:span text:style-name="Default_20_Paragraph_20_Font"><text:span text:style-name="T1">t</text:span></text:span>ed eam fotum illius partem elegi quae esset<text:line-break/>opportunissima. Sic igitur in hac agatur et quae pars<text:line-break/>ipsius ad propositum maxime conferat, ea scriptis proda-<text:line-break/>fur. Enimvero altera quidem mihi oratio finem. habet,<text:line-break/>ad reliquam vero accedamus.. Meminisse siquidem oportet<text:line-break/>duas statim ab initio quaestiones a me luisse propositas;<text:line-break/>alteram quidem an recte Hippocrates <text:span text:style-name="Default_20_Paragraph_20_Font"><text:span text:style-name="T1">innatum</text:span></text:span> apposuerit,<text:line-break/>alteram an recte pronunciaverit <text:span text:style-name="Default_20_Paragraph_20_Font"><text:span text:style-name="T1">plurimum</text:span></text:span> iis <text:span text:style-name="Default_20_Paragraph_20_Font"><text:span text:style-name="T1">qu</text:span></text:span>i <text:span text:style-name="Default_20_Paragraph_20_Font"><text:span text:style-name="T1">crescunt<text:line-break/>este calidum. </text:span></text:span>Jam ergo prima quaestione absoluta ad re-</text:p>
      <text:p text:style-name="P1">siduam veniamus atque contemplari aggrediamur, rectene<text:line-break/>dictum sit: <text:span text:style-name="Default_20_Paragraph_20_Font"><text:span text:style-name="T1">crescentibu</text:span></text:span>s <text:span text:style-name="Default_20_Paragraph_20_Font"><text:span text:style-name="T1">plur</text:span></text:span>i<text:span text:style-name="Default_20_Paragraph_20_Font"><text:span text:style-name="T1">mu</text:span></text:span>m <text:span text:style-name="Default_20_Paragraph_20_Font"><text:span text:style-name="T1">cal</text:span></text:span>o<text:span text:style-name="Default_20_Paragraph_20_Font"><text:span text:style-name="T1">r</text:span></text:span>is <text:span text:style-name="Default_20_Paragraph_20_Font"><text:span text:style-name="T1">este</text:span></text:span>s Porro ad<text:line-break/>alterum calidum cum altero explorandum tria emergunt,<text:line-break/>quae disquisitionem desiderant, etiam plurimum inter se<text:line-break/>distantia. Primum est quid sit copiosius aliud alio culi-<text:line-break/>dum esse; alterum quid sit aliud alio calidius esse; ter-<text:line-break/>tium quid sit calidum aliud alio validius. Si quis igitur<text:line-break/>forte nos roget, quale quid sit copiosius aliud alio cati-<text:line-break/>dum esse, simili analogia respondere debemus, ut etiam<text:line-break/>alteri interroganti, qualenam sit quod alterum altero est<text:line-break/>exuberantius respondebimus. Quemadmodum enim . pri-<text:line-break/>mum huc interrogatio ad id quod enunciatum est tendit,<text:line-break/>nihil quidquam respondendum est aliud, praeterquam hoc<text:line-break/>solum nimirum ipsa substantia exuberare copiosius, plus<text:line-break/>siquidem humoris amphoram dimidio continere quisquam<text:line-break/>dixerit. Sic vero et in calido , si quis hac eadem in ter-<text:line-break/>rogatioue perquirat, qualenam sit calidum quod altero am-<text:line-break/>plius est, nihil quidquam aliud recta respondebimus, quam</text:p>
      <text:p text:style-name="P1">quod substa<text:span text:style-name="Default_20_Paragraph_20_Font"><text:span text:style-name="T1">n</text:span></text:span>tia sit amplius, quod nimirum plus in eo sit<text:line-break/>substantiae et ampliorem locum occupet. Atque etiam<text:line-break/>nihil prohibebit in eodem et pIus esse calidi et minus<text:line-break/>tamen caloris; quemadmodum etiam humidum, quod plus<text:line-break/>substantia, minus tame<text:span text:style-name="Default_20_Paragraph_20_Font"><text:span text:style-name="T1">n</text:span></text:span> fusum esse potest. Ergo ad hanc<text:line-break/>interrogationem quivis recte respondebit. Illi rursum ubi<text:line-break/>quaeritur, qualenam sit quod alterum altero est calidius;<text:line-break/>recte responderi potest, quod etiamsi minus habeat fub-<text:line-break/>stantiae, intensiori tamen calore constat.. Quemadmodum<text:line-break/>enim interroganti, qualenam sit quod alterum altero can-<text:line-break/>didius est, recte respondere licet quod sit ad albam qua-<text:line-break/>litatem adaucti us, proindeque nix, etiamsi exigua sit mole,<text:line-break/>eam tamen ipsam quivis quocunque alio albo candidiorem<text:line-break/>esse affirmaverit. Quemadmodum etiam quaerenti quale-<text:line-break/>nam quod alterum altero sit humidius , ferte respondebis<text:line-break/>tur, quod fusum magis sit, veluti aqua, melle ac pice,<text:line-break/>quamquam aqua quidem i<text:span text:style-name="Default_20_Paragraph_20_Font"><text:span text:style-name="T1">n</text:span></text:span> pauca substantia conspicitur,<text:line-break/>met vero et nix in exuberantia. Sic etiam de calido</text:p>
      <text:p text:style-name="P1">interroganti quale sit quod alterum aItero sit calidius<text:line-break/>jure respondebitur quod in colore maxime sit adauctum,<text:line-break/>qualis ignis non .in pauca substantia conspicitur, illique<text:line-break/>alterum quoddam calidum opponitur quod sit tepidum, fed<text:line-break/>ampliorem quam hoc sortitum substantiam. Ergo ad in-<text:line-break/>terrogata hae <text:span text:style-name="Default_20_Paragraph_20_Font"><text:span text:style-name="T1">t</text:span></text:span>unt respo<text:span text:style-name="Default_20_Paragraph_20_Font"><text:span text:style-name="T1">n</text:span></text:span>siones. Sciscitanti vero quale-<text:line-break/>nam sit alterum altero validius calidum, non eaedem ac<text:line-break/>superiores <text:span text:style-name="Default_20_Paragraph_20_Font"><text:span text:style-name="T1">t</text:span></text:span>unt responsiones. Neque enim quod in calore<text:line-break/>intensiore sit respondemus, neque quod lu substantia ma-<text:line-break/>jori conspiciatur, sied quod in operis perfectione excedat.<text:line-break/>Ceterum quod dico ita statuitur. Coloris sane opera multa<text:line-break/>sunt. Quaedam enim eo funduntur, alia coguntur, plurima<text:line-break/>quoque ille transmutat, atque ut sigillatim dicam in uo-<text:line-break/>stris corporibus , in ventriculo et intestinis alimentum<text:line-break/>concoquit operamque in corpus deducit, ad corpus immu-<text:line-break/>tat ipsam que nostris partibus magis tum ad nutritionem</text:p>
      <text:p text:style-name="P1">tum ad incrementum inferit. Ergo validius est alterum<text:line-break/>altero calidum, quod ista praestare valeat opera. Id ne-<text:line-break/>quaquam semper consequitur, quod aut qualitate i<text:span text:style-name="Default_20_Paragraph_20_Font"><text:span text:style-name="T1">n</text:span></text:span>tensius<text:line-break/>sit aut substantia copiosius. Nam plerumque quod pau-<text:line-break/>cioris est substantiae et paucioris caloris ad opus obeun-<text:line-break/>dum esa efficacissimum. .Ut enim prius loquebamur ad<text:line-break/>propriorum operum con<text:span text:style-name="Default_20_Paragraph_20_Font"><text:span text:style-name="T1">i</text:span></text:span>ectionem calidum, non quod ma-<text:line-break/>xime adauctum, sed quod maxime commoderat<text:span text:style-name="Default_20_Paragraph_20_Font"><text:span text:style-name="T1">a</text:span></text:span>m est, va-<text:line-break/>lidius existit. Quare calidum ipfo calore protensius inter-<text:line-break/>dum etiam functiones laedit. . Quae vobis superius ego<text:line-break/>de calidi proprietate disserui, haec ad fidem faciendam<text:line-break/>maxime digna sufficiunt. Quum autem haec ita fe ha-<text:line-break/>beant sintque tria, ut prius dixi, quae in alterius calidi<text:line-break/>cum altero comparatione disquiruntur; quomque Hippo-<text:line-break/>crates hic pronunciaverit: <text:span text:style-name="Default_20_Paragraph_20_Font"><text:span text:style-name="T1">quae crescunt ca</text:span></text:span>l<text:span text:style-name="Default_20_Paragraph_20_Font"><text:span text:style-name="T1">id</text:span></text:span>i i<text:span text:style-name="Default_20_Paragraph_20_Font"><text:span text:style-name="T1">nnat</text:span></text:span>i <text:span text:style-name="Default_20_Paragraph_20_Font"><text:span text:style-name="T1">p</text:span></text:span>l<text:span text:style-name="Default_20_Paragraph_20_Font"><text:span text:style-name="T1">u-<text:line-break/>rim</text:span></text:span>am <text:span text:style-name="Default_20_Paragraph_20_Font"><text:span text:style-name="T1">habere, </text:span></text:span>ex tribus unum commisisse necesse esu Aut<text:line-break/>enim proprie hac loquutione u<text:span text:style-name="Default_20_Paragraph_20_Font"><text:span text:style-name="T1">t</text:span></text:span>us falsum aliquid protulit<text:line-break/>aut plane hac loquutione abutitur et aliquid falsi enun-</text:p>
      <text:p text:style-name="P1">elevit aut ut verum aliquid attulisse videatur, ipsum ta-<text:line-break/>men hac sententia belle usum esse oportet. Si namque<text:line-break/>calidi plurimum crescentibus esse pronunciat secundum<text:line-break/>substantiam videlicet, veluti si quis in amphora humidi<text:line-break/>plurimum esse protulerit, quod duplo vas humido sit<text:line-break/>amplius. Hac quidem loquutione recte usus esse videtur,<text:line-break/>falsi tamen quiddam ipsum pronunciasse maxime necesse<text:line-break/>est. Non enim crescentibus secundum substantiam inest<text:line-break/>calidi plurimum, quum his non insit major corporis mo-<text:line-break/>les quam aetate florentibus ac senibus. At calidum in-<text:line-break/>natum universo corpori expanditur. Quod si rursus pro-<text:line-break/>nunciet adolescentibus majorem cumque intensiorem inesse<text:line-break/>calorem , fortassis altero calidiorem , quemadmodum si quis<text:line-break/>protulerit, quum nivem re alia candidiorem affirmare ve-<text:line-break/>iit, non illam esse candidiorem, neque magis candidam,<text:line-break/>sed in ea esse plus candoris, in utroque aberrare appa-<text:line-break/>rnerit Hippocrates, tum quod loquutione non probe sit<text:line-break/>usus tum quod alias falsum quiddam enunciet, Quod lo-</text:p>
      <text:p text:style-name="P1">quutione probe usus non fuerit, is aberrare conspicietur,<text:line-break/>quum in majore substantia explicanda positam hanc loquu-<text:line-break/>tionem statuerit, dum intensiorem caloris qualitatem osten-<text:line-break/>dere nititur. Falsum autem quiddam pronunciasse vide-<text:line-break/>bjtur, quum calidum crescentibus qualitate minime sit<text:line-break/>intensius, neque hac in aetate jure calidum quam in alia<text:line-break/>quapiam sit calidius. At ille crescentibus maxime inten-<text:line-break/>sum esse pronunciavit. Quod autem falsum sit crescenti-<text:line-break/>bus intensius esse calidum omnibus scire facile est. Nul-<text:line-break/>Ium siquidem compertum est indicium in corpore eorum<text:line-break/>qui crescunt, praesertim ratione caloris , intensionis calidi.<text:line-break/>Nam quod ab eo in libro de natura humana pronuncia-<text:line-break/>tum est ad probandum crescentibus plurimum calidum esse<text:line-break/>plane irritum est, videlicet primo aetatis tempore homi-<text:line-break/>nem esse calidiorem affirmare ducta ab incremento, quod<text:line-break/>tunc plurimum peragitur, coniectura. Non enim vi,in-<text:line-break/>quit, et praeter naturam ferretur alimentum contra fui</text:p>
      <text:p text:style-name="P1">ponderis propensionem , dum augetur corpus , nisi quid<text:line-break/>validum sit quod cogeret. Hoc enim hujusmodi non quod<text:line-break/>ratione caloris magis intendatur, calidum indicium est,<text:line-break/>sed quod sit validius. At validius, ut paulo ante protuli,<text:line-break/>non id est quod sua ipsius qualitate maxime intensum,<text:line-break/>fed ad opus conficiendum. contemperatissimum esu Quando<text:line-break/>igiturlliunc in modum fe habent, si ita loquatur Hippo-<text:line-break/>crates : quae crescunt calidum .innatum habent plurimum,<text:line-break/>in utroque caespitat tum quod non probe vocabulis uta-<text:line-break/>tur tum quod aliquid falsum alias pronunciaverit. At si,<text:line-break/>ut in tertio dicebam, crescentibus plurimum esse calidum,<text:line-break/>peraeque ac validissimum sit ad operis perfectionem pro-<text:line-break/>ponat, quod ex eo potissimum oboritur, quia commode-<text:line-break/>ratum est, non quia ex substantia copiosiore constat aut<text:line-break/>ex calore protensiore procedit. Hac itaque loquutione<text:line-break/>non recte u<text:span text:style-name="Default_20_Paragraph_20_Font"><text:span text:style-name="T1">t</text:span></text:span>us esse .videtur, quia plurimum esse calidum<text:line-break/>protulit, quod validissimum. dixisse debuerat, id tamen ab<text:line-break/>eo recte pronunciatum esse videtur. Quemadmodum enim</text:p>
      <text:p text:style-name="P1">ab innato calido incrementa perficiuntur, sic ratio dictat<text:line-break/>fieri . minime posse, quin id adolescentibus validissimum<text:line-break/>Iit. Atque id mihi praeclare pronunciatum fuerit, quod<text:line-break/>in libro de natura humana scribitur. Quod enim crescit<text:line-break/>atque vi procedit corpus , id calidum ipsius validissimum<text:line-break/>habere necesse esu Qualiscunque fuerit Lyci oratio in<text:line-break/>prolixitatem proten<text:span text:style-name="Default_20_Paragraph_20_Font"><text:span text:style-name="T1">t</text:span></text:span>a nihil amplius quam quae a me prius<text:line-break/>commemorata sunt explicati Si namque substantiae molem<text:line-break/>metitus Hippocrates, copiosius crescentibus esse calidum<text:line-break/>pronunciavit, ipfum aberrare censet, quum perspicue pue-<text:line-break/>rulis minus corpus existat. Si vero intensioris caloris<text:line-break/>ratione etiamnum quae huic apparent id oppugnare de-<text:line-break/>nunciat. Si denique quod in opere perficiendo validius<text:line-break/>sit, veram quidem sententiam dixisse concedit, ipsum fa-<text:line-break/>men loquutioue non prope usum fuisse asserit. Non enim<text:line-break/>copiosius calidum ; sest validius ad opus perficiendum in<text:line-break/>iis qui crescunt pronuntiasse oportuerat.</text:p>
      <text:h text:style-name="P8" text:outline-level="2">Vll.</text:h>
      <text:p text:style-name="P2">Verum, o Lyce clarissime, protulerit mea quidem<text:line-break/>fententia quispiam illis ad hominem responsurus, quibus<text:line-break/>ipse Hippocratem calumniatur, haec non esse prava quae<text:line-break/>ab eo pronunciantur. Jam primum enim calidum copio-<text:line-break/>sius secundum substantiam non absolute universi corporis<text:line-break/>mole diiudicatur, imo ut ipse Lycus alibi pro<text:span text:style-name="Default_20_Paragraph_20_Font"><text:span text:style-name="T1">t</text:span></text:span>erebat,<text:line-break/>maximum homini cerebrum esse non accepta absolute<text:line-break/>magnitudine, sed ex animalis tum animali analogia loquu-<text:line-break/>tus esu Quemadmodum igitur pusillum adeo puerulum<text:line-break/>maximo elephante majus habere cerebrum pronunciavit,<text:line-break/>non <text:span text:style-name="Default_20_Paragraph_20_Font"><text:span text:style-name="T1">t</text:span></text:span>oli corporis moli mente adhibita, fed et addita ejus-<text:line-break/>dem rei analogia, sic etiam illum in calido corpore fe-<text:line-break/>cisse oportebat speculatum, quale sit quod nostris corpo-<text:line-break/>ribus innatum existit, hoc est primigenium. I ple namque<text:line-break/>fcit hoc nomen Hippocraticis libris scriptum esse illudque<text:line-break/>corpus quod ab exordio procreandis insitum est coaluisse,<text:line-break/>hoc est ex quo illa primum ortum habuere. Utrum igi-</text:p>
      <text:p text:style-name="P1">tur quiddam hoc aliud existit praeterquam menstruum et<text:line-break/>femen? Equidem tertium nullum novi. Verum quoniam<text:line-break/>corporis substantia ex his constat principiis, plane prima<text:line-break/>constitutio non ex pluribus quam commemoratis usque<text:line-break/>fotis corporibus constare praedicabitur. Quid autem plane<text:line-break/>primum profero? Si namque qualem exposuerit fextanum<text:line-break/>genituram Hippocrates in mentem revocaverimus, dilucide<text:line-break/>percipiemus etiamnum innatum in ipia corpus permanere.<text:line-break/>Priusquam enim aliqua ossis aut venae aut arteriae aut<text:line-break/>nervi aut cartilaginis aut ligamenti in fetus natura appa-<text:line-break/>reat, fotum ipsis corpus calidum innatum est. Informis<text:line-break/>enim quaedam caro mollis sanguinis grumo similis primam<text:line-break/>fetus formam quandam in fe suscipit tanquam sugillationes<text:line-break/>haemalopas, ut Hippocrates nominavit, ex feminis <text:span text:style-name="Default_20_Paragraph_20_Font"><text:span text:style-name="T1">t</text:span></text:span>ub-<text:line-break/>stantia quae ipsius candoris est effectrix, deinde vero per-<text:line-break/>multam quae assidue fit mutationem quaedam ossis deli-<text:line-break/>neatio , cartilaginis, ligamenti, nervi, arteriae et venae<text:line-break/>absolvitur , quo jam tempore adhuc innatum calidum cor-</text:p>
      <text:p text:style-name="P1">pus conceptis permanet, quod tamen dum crescunt fetus<text:line-break/>femper copiosius ac majus redditur. Ceterum innatum<text:line-break/>ipsorum calidum quod sanguis fuerat et femen imminuitur.<text:line-break/>Adscititiorum quoque corporum accedit varietas. Comme-<text:line-break/>moratorum enim nullum animalibus innatum est, <text:span text:style-name="Default_20_Paragraph_20_Font"><text:span text:style-name="T1">t</text:span></text:span>ed ad-<text:line-break/>scititia omnia. Quod si posset universum animal osseum<text:line-break/>fieri aut nerveum, sic utique innatum calidum interiret.<text:line-break/>Verum id fieri non potest. Probabile tamen est ossium,<text:line-break/>cartilaginum, ligamentorum, nervorum et arteriarum fiub-<text:line-break/>stantia exsuperare. Unde quae ad extremam senectutem<text:line-break/>animalia pervenerunt, quum sanguineae naturae minimum<text:line-break/>sortiantur ex folia propemodum ossibus, nervis, membra-<text:line-break/>nis, ligamentis, arteriis, venis et cartilaginibus conflent.<text:line-break/>Ex omnibus siquidem animalis partibus stola caro langui-<text:line-break/>nea est, quam quae consenuere corpora minimum habent<text:line-break/>quae et pauci sanguinis ac dura est. Aliarum vero par-<text:line-break/>tium commemoratarum sanguinea nulla esu Non ergo ab-<text:line-break/>solute innati corporis quantitas substantiae mole metienda</text:p>
      <text:p text:style-name="P1">est, quod ab efficacissima quae in eo est qualitate, cati-<text:line-break/>dum innatum nominatum est, sed facta cum iis quae mi-<text:line-break/>nime innata sunt comparatione , analogia perpendenda esu<text:line-break/>Quemadmodum enim in balneo vaporem aut etiam fumum<text:line-break/>aut hujusmodi alterum multum esse dicimus, non absolute<text:line-break/>ad aedium magnitudinem referentes, sed ad peculiarem<text:line-break/>balnei aerem, sic et in h<text:span text:style-name="Default_20_Paragraph_20_Font"><text:span text:style-name="T1">o</text:span></text:span>mine aut plurimum aut pau-<text:line-break/>cum innati calidi substantiam esse dicemus, instituta cum<text:line-break/>minime innatis corporibus comparatione. omnia namque<text:line-break/>infans habet quam maxime sanguinea, etiam adusque ossa<text:line-break/>quidpiam hujusmodi conspicitur. Contra vero senibus<text:line-break/>adusque carnem exsanguia sunt omnia. Etenim his car-<text:line-break/>nibus minimum subest sanguinis. At si calidum innatent<text:line-break/>corpus sanguis est, colligetur sane ex his plurimum qui-<text:line-break/>dem inesse calidi innati corporis crescentibus , senio vero<text:line-break/>confectis minimum. .Sic etiam femen ex scro<text:span text:style-name="Default_20_Paragraph_20_Font"><text:span text:style-name="T1">t</text:span></text:span>o humore<text:line-break/>et qui in eo est spiritu constitutum, in fanium lapsis qur-<text:line-break/>dem paucissimum, crescentibus vero c<text:span text:style-name="Default_20_Paragraph_20_Font"><text:span text:style-name="T1">o</text:span></text:span>rporibus copiosissi-</text:p>
      <text:p text:style-name="P1">tuum et inter haec potissimum natu minimis, ut in com-<text:line-break/>mentariis de semine demonstravimus. Num igitur ambiges,<text:line-break/>an eorum qui crescunt facile corpus absumatur ac dif-.<text:line-break/>fluat? Enimvero in aliis non ignoras aquam calidam aut<text:line-break/>oleum aut si quid aliud ita humidum paucissimo tempore<text:line-break/>totum in habitus resolvi, non autem terram; neque lapi-<text:line-break/>dem, neque aliud natura frigidum et siccum, Duae nam-<text:line-break/>que rebus omnibus in<text:span text:style-name="Default_20_Paragraph_20_Font"><text:span text:style-name="T1">t</text:span></text:span>uor qualitates ad resolutionem in<text:line-break/>halitus maxime idoneae, calor atque humor. Contra vero.<text:line-break/>duae ad mansionem, frigus et siccitas. Quare admirandum<text:line-break/>non est , si puerorum corpora ob humorem et calorem<text:line-break/>facile difflantur refolvanturque ; fenum vero prae siccitate<text:line-break/>et frigore induratam substantiam coufequuta non facile.<text:line-break/>Quapropter, I.yce optime, de quibus te arguere oportebat,<text:line-break/>de his crimen intentas , proindeque unum quoddam idque<text:line-break/>primum documentum ignorare videris, quod eorum qui in<text:line-break/>disciplinas legitime introducti sint neminem latet. Copio-<text:line-break/>iam siquidem substantiam corporis moles simplicem indi-</text:p>
      <text:p text:style-name="P1">eat, compositam vero ex diversis mixtis constantem ana-<text:line-break/>logia; quemadmodum cerebrum aut aliarum partium ali-<text:line-break/>quam , sic sane qui bibendi gratia, vinumaquae miscent<text:line-break/>aut plus vini aut aquae. aut neutrius esse dicunt, quum<text:line-break/>ad mixtionis commoderationem veniant. At ita stupidus<text:line-break/>nullus- est, ut iniecta in vini dolium aquae hemina, plus<text:line-break/>aquae dicat .in dolio esse quam in exiguo sit poculo,<text:line-break/>quum verbi gratia e x-- tribus qui in eo continentur cya-<text:line-break/>tbis, unus aquae et duo vini exstiterint. At Lycum ar-<text:line-break/>hitror medicamentum quoque. tetrapharmacum appellatum<text:line-break/>ex cera, adipe, pice et resina, aequis omnibus composi-<text:line-break/>tum non plus continere picis dicturum, -si quis picem<text:line-break/>ceterorum duplam iniecerit. Verum hic animadvertat,<text:line-break/>utrum universum dolium tetrapharmaco. medicamento ple-<text:line-break/>nuur sit vel parvum aliquod vasculum, mox dolium quam<text:line-break/>vasculum plus continere picis dicturus est et etiamsi me-<text:line-break/>dicamentum in dolio ex aequis quatuor constet, vix au-<text:line-break/>tem in vasculo aliorum dupla sit. Itaque si hujusmodi</text:p>
      <text:p text:style-name="P1">omnia errata sunt aliorum qui per analogiam ac commix-<text:line-break/>tionem id multum ab eo quod communi mensura absolute<text:line-break/>ita appellatur discernere nequeant. Num eadem est ratio,.<text:line-break/>qua Lycus Hippocratem reprehendit? Nam et innati ca-<text:line-break/>lidi substantia crescentibus plurima est, aliorum videlicet<text:line-break/>comparatione et cum ipfa similiter qualitas. Quandoqui-<text:line-break/>dem propriae qualitates a substantiis minime funi separa-<text:line-break/>biles , quemadmodum neque facultates. Sic igitur si in<text:line-break/>tetrapharmacum aliorum comparatione plus picis infeceris,<text:line-break/>non picis modo substantiam, sed et qualitatem et faculta-<text:line-break/>tem ampliorem detulisse dixeris, proindeque etiam quem-<text:line-break/>cnnque picis humorem increvisse. Ergo patet tribus <text:span text:style-name="Default_20_Paragraph_20_Font"><text:span text:style-name="T1">mult</text:span></text:span>i<text:line-break/>significatis a Lyco scriptis tam picis in tetrapharmaco .<text:line-break/>quam innati calidi in animantibus plus esse dictum iri.<text:line-break/>Quin imo in quibus quae miscentur, ea tota inter fe per<text:line-break/>tota non contemperantur, alterum altero secundum tres<text:line-break/>modos a .Lyco proditos liberalius dijudicari manifestum</text:p>
      <text:p text:style-name="P1">est, quemadmodum in hoc medicamento quod maxime<text:line-break/>usu fertur quodque ex iride, aristolochia, ervi farina et<text:line-break/>thure aequali omnium pondere compositum est; poterit<text:line-break/>quis ceteris paribus ex bis unum duplicatum factum i m—<text:line-break/>mifcere , ut exempli gratia aristolochlam. Itaque verum<text:line-break/>est in eorum <text:span text:style-name="Default_20_Paragraph_20_Font"><text:span text:style-name="T1">c</text:span></text:span>ommixtione affimare aristolochiam et Iub-<text:line-break/>stantia et qualitate. et facultate cetera exsuperare, quod<text:line-break/>copiosior ipsa sit. Hoc idem Iane in balneo quispiam af-<text:line-break/>feruerit, quod non fusum contemperatum aerem sortiatur,<text:line-break/>feti et fumi et vaporis aliquid admiserit. Fieri namque<text:line-break/>potest ex bis interdum fumum, interdum vaporem , ut et<text:line-break/>naturalem balnei aerem copiosiorem esse. ld autem ab-<text:line-break/>solute non majori fecundum substantiae exsuperantiam mole<text:line-break/>dicimus , qua et qualitatem et ipsam quae ex ea prodit<text:line-break/>facultatem simul adaugeri necesse est. Supponatur ergo<text:line-break/>fumi substantiam reliquis dumus copiosiorem esse, tunc<text:line-break/>recte et sumi qualitatem et facultatem quam asserum<text:line-break/>ampliorem eire pmnuncistnrus es. Conceditur autem qua-</text:p>
      <text:p text:style-name="P1">litatum qualitate majorem non effici , fed vehementiorem,<text:line-break/>quemadmodum et imbecilliorem, non minorem. Quum is<text:line-break/>vocabulorum usus in universa vita et in omnibus artibus<text:line-break/>sit frequentissimns<text:span text:style-name="Default_20_Paragraph_20_Font"><text:span text:style-name="T1">i</text:span></text:span> Ecquid opus est aliorum mentionem<text:line-break/>facere, quum manifestum hnjusce orationis testimonium<text:line-break/>iu ipsis febribus habeamus , quas quotidie omnes inter-<text:line-break/>dum majores vel minores inter sc factas esse, interdum<text:line-break/>etiam eadem ratione alium alio fieri qualo hodie plus<text:line-break/>aut minus febricitare proferunt. Sic igitur supponatur<text:line-break/><text:span text:style-name="Default_20_Paragraph_20_Font"><text:span text:style-name="T1">plu</text:span></text:span>s fecundum qualitatem dici, nihil mirum, in quo bala<text:line-break/>neo plus est substantiae fumi, plus quoque qualitatis esse<text:line-break/>pronunciari, etiam facultatis; quam, si proprie loquamur,<text:line-break/>et validam et vehementiorem , fi vero ab ufu; tum uiajo-<text:line-break/>rem tum copiosiorem nominabimus. .Fumus enim quo<text:line-break/>plus augebitur, ipsius substantiae eo magis oculos morini<text:line-break/>laedit. Quapropter quum semper usia cum substantia pro-<text:line-break/>priae augeantur qualilates ac facultates; vere quivis affir-<text:line-break/>maverit in hujusmodi bal<text:span text:style-name="Default_20_Paragraph_20_Font"><text:span text:style-name="T1">n</text:span></text:span>eo fumum este plurimum, sup-</text:p>
      <text:p text:style-name="P1">ponamus in balneo, ut dicebamus, aequas et vaporis et<text:line-break/>fumi partes esse, plurimum autem propriae aeris substan-<text:line-break/>tiae , quae proportione respondeat ac generetur. Etenim<text:line-break/>dicetur etiam nunc in balneo proprium calidum esse plu-<text:line-break/>rituum. Utrum igitur ab hoc aliquatenus alienum est,<text:line-break/>quod in animalis humoribus perpenditur, ex quibus va-<text:line-break/>porautibus calor exterius tangentibus occurrit? Etenim<text:line-break/>alius quidem a sanguine calor exsuscitatur, alius vero ex<text:line-break/>pituita, alius ex bile tum flava tum atra. Ergo pueris<text:line-break/>substantia sanguinis inest plurima pro mixtionis analogis.<text:line-break/>Hoc ental eos meminisse semper oportet, qui tanquam<text:line-break/>lethargo detenti talia vagantur, qualia Lycus scriptis tra-<text:line-break/>didit. Et quae simul increscit qualitas optima et amica<text:line-break/>est nec tam gentibus molesta nec mordax. Facultas quo-<text:line-break/>que qua coctiones neque indorulentae, neque etiam ut ex<text:line-break/>pituita acidae efficiuntur. Quamobrem modis universis,<text:line-break/>Lyce generosissime, plus est crescentibus calidum innatum,<text:line-break/>proindeque nequaquam aberraverit Hippocrates, rest tu</text:p>
      <text:p text:style-name="P1">potius calumniari deprehenderis. Nam quae scripsisti , ex<text:line-break/>his planum fecimus te a nullis omnino Hippocraticis<text:line-break/>praeceptoribus introductum fuisse , ut aliquod Hippocratis<text:line-break/>decretum percipere potueris et quae prorsus ignoras, ea<text:line-break/>etiam manifesto arguere et controversiam moliri imperitiae<text:line-break/>plenissimam declaratus es, qua universae artis statum ever-<text:line-break/>tere sis aggressus, neque noveris, quae de his saepius<text:line-break/>Plato literis mandavit, tibique ipsi pugnantia profers in<text:line-break/>juvenum detrimentum quicunque peraeque ac tu in logica<text:line-break/>speculatione exercitati non fuerint, veras a falsis rationes<text:line-break/>distinguere nesciunt. His autem in omnibus tum auda-<text:line-break/>cissimus tum simul nugacissimus vi<text:span text:style-name="Default_20_Paragraph_20_Font"><text:span text:style-name="T1">t</text:span></text:span>us es, qui decretorum<text:line-break/>Hippocratis explanationes scribere aggressus es, priusquam<text:line-break/>.ipfe didicer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9T10:54:00Z</meta:creation-date>
    <dc:date>2023-01-19T11:56:49.859000000</dc:date>
    <meta:editing-cycles>6</meta:editing-cycles>
    <meta:editing-duration>PT1M49S</meta:editing-duration>
    <meta:document-statistic meta:table-count="0" meta:image-count="0" meta:object-count="0" meta:page-count="50" meta:paragraph-count="63" meta:word-count="7091" meta:character-count="48175" meta:non-whitespace-character-count="41149"/>
    <meta:template xlink:type="simple" xlink:actuate="onRequest" xlink:title="" xlink:href="Normal.dotm"/>
  </office:meta>
</office:document-meta>
</file>